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ERTO JARA, TATIANA CARI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249477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251405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ERTO JARA, TATIANA CARI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249477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251405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73452357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09/2021</text:p>
          </table:table-cell>
          <table:table-cell table:style-name="Tabla2.A3" office:value-type="string">
            <text:p text:style-name="P22">93355475</text:p>
          </table:table-cell>
          <table:table-cell table:style-name="Tabla2.D3" office:value-type="string">
            <text:p text:style-name="P23">2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3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3:51:2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